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6pt" style:font-size-asian="5.25pt" style:font-size-complex="6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fo:language="de" fo:country="DE" officeooo:rsid="0001cfa4" officeooo:paragraph-rsid="0001cfa4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2" fo:font-size="12pt" fo:language="de" fo:country="DE" officeooo:rsid="01260c5c" officeooo:paragraph-rsid="01260c5c" style:font-size-asian="10.5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2" fo:font-size="12pt" fo:language="de" fo:country="DE" officeooo:rsid="011d673d" officeooo:paragraph-rsid="0001cfa4" style:font-size-asian="10.5pt" style:font-size-complex="12pt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1260c5c"/>
    </style:style>
    <style:style style:name="P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2" fo:font-size="12pt" fo:letter-spacing="-0.007cm" fo:language="de" fo:country="DE" officeooo:rsid="01260c5c" officeooo:paragraph-rsid="01260c5c" style:font-size-asian="10.5pt" style:font-size-complex="12pt"/>
    </style:style>
    <style:style style:name="P9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2pt" fo:language="de" fo:country="DE" officeooo:rsid="01275b12" officeooo:paragraph-rsid="01275b12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Times New Roman2" officeooo:rsid="01260c5c" officeooo:paragraph-rsid="01260c5c"/>
    </style:style>
    <style:style style:name="P11" style:family="paragraph" style:parent-style-name="Text_20_body" style:master-page-name="Standard">
      <style:paragraph-properties style:page-number="1"/>
      <style:text-properties officeooo:rsid="01275b12" officeooo:paragraph-rsid="01275b12"/>
    </style:style>
    <style:style style:name="P12" style:family="paragraph" style:parent-style-name="Heading_20_1">
      <style:text-properties style:font-name="Times New Roman1" fo:font-size="18.2000007629395pt" fo:font-weight="bold" officeooo:rsid="01260c5c" officeooo:paragraph-rsid="01260c5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" style:family="paragraph" style:parent-style-name="Heading_20_1">
      <style:text-properties style:font-name="Times New Roman1" fo:font-size="18.2000007629395pt" officeooo:rsid="01260c5c" officeooo:paragraph-rsid="01260c5c" style:font-size-asian="18.2000007629395pt" style:font-size-complex="18.2000007629395pt"/>
    </style:style>
    <style:style style:name="P14" style:family="paragraph" style:parent-style-name="Heading_20_2">
      <style:text-properties style:font-name="Times New Roman1" fo:font-size="16.1000003814697pt" fo:font-weight="bold" officeooo:rsid="01260c5c" officeooo:paragraph-rsid="01260c5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style:font-name="Times New Roman2" fo:font-size="12pt" fo:language="de" fo:country="DE" officeooo:rsid="0001cfa4" style:font-size-asian="10.5pt" style:font-size-complex="12pt"/>
    </style:style>
    <style:style style:name="T2" style:family="text">
      <style:text-properties style:font-name="Times New Roman2" fo:font-size="12pt" fo:language="de" fo:country="DE" officeooo:rsid="01260c5c" style:font-size-asian="10.5pt" style:font-size-complex="12pt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ble of content page</text:p>
      <text:table-of-content text:style-name="Sect1" text:protected="true" text:name="Inhaltsverzeichnis1">
        <text:table-of-content-source text:outline-level="10" text:use-outline-level="false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Contents_20_1"/>
            <text:index-source-style text:style-name="Heading"/>
          </text:index-source-styles>
          <text:index-source-styles text:outline-level="2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/>
            <text:index-source-style text:style-name="Contents_20_2"/>
            <text:index-source-style text:style-name="Heading_20_1"/>
          </text:index-source-styles>
          <text:index-source-styles text:outline-level="3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"/>
            <text:index-source-style text:style-name="Contents_20_3"/>
            <text:index-source-style text:style-name="Heading_20_2"/>
          </text:index-source-styles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<text:a xlink:type="simple" xlink:href="#__RefHeading___Toc117_2081442584" text:style-name="Index_20_Link" text:visited-style-name="Index_20_Link">1 A<text:tab/>1</text:a></text:p>
          <text:p text:style-name="P6"><text:a xlink:type="simple" xlink:href="#__RefHeading___Toc675_3750473100" text:style-name="Index_20_Link" text:visited-style-name="Index_20_Link">2 B<text:tab/>1</text:a></text:p>
          <text:p text:style-name="P7"><text:a xlink:type="simple" xlink:href="#__RefHeading___Toc677_3750473100" text:style-name="Index_20_Link" text:visited-style-name="Index_20_Link">2.1 Sub b 1<text:tab/>1</text:a></text:p>
          <text:p text:style-name="P7"><text:a xlink:type="simple" xlink:href="#__RefHeading___Toc1679_2858627334" text:style-name="Index_20_Link" text:visited-style-name="Index_20_Link">2.2 Sub b 2<text:tab/>1</text:a></text:p>
          <text:p text:style-name="P6"><text:a xlink:type="simple" xlink:href="#__RefHeading___Toc1647_2858627334" text:style-name="Index_20_Link" text:visited-style-name="Index_20_Link">3 C<text:tab/>1</text:a></text:p>
          <text:p text:style-name="P7"><text:a xlink:type="simple" xlink:href="#__RefHeading___Toc1675_2858627334" text:style-name="Index_20_Link" text:visited-style-name="Index_20_Link">3.1 Sub c 1<text:tab/>1</text:a></text:p>
          <text:p text:style-name="P6"><text:a xlink:type="simple" xlink:href="#__RefHeading___Toc1645_2858627334" text:style-name="Index_20_Link" text:visited-style-name="Index_20_Link">4 D<text:tab/>1</text:a></text:p>
        </text:index-body>
      </text:table-of-content>
      <text:p text:style-name="P2"/>
      <text:p text:style-name="P2"/>
      <text:p text:style-name="P11">Some text</text:p>
      <text:h text:style-name="P13" text:outline-level="1"><text:bookmark-start text:name="__RefHeading___Toc117_2081442584"/><text:span text:style-name="T3">A</text:span><text:bookmark-end text:name="__RefHeading___Toc117_2081442584"/></text:h>
      <text:p text:style-name="P3">A content</text:p>
      <text:h text:style-name="P12" text:outline-level="1"><text:bookmark-start text:name="__RefHeading___Toc675_3750473100"/>B<text:bookmark-end text:name="__RefHeading___Toc675_3750473100"/></text:h>
      <text:h text:style-name="P14" text:outline-level="2"><text:bookmark-start text:name="__RefHeading___Toc677_3750473100"/>Sub b 1<text:bookmark-end text:name="__RefHeading___Toc677_3750473100"/></text:h>
      <text:p text:style-name="P10">Sub b 1 content</text:p>
      <text:h text:style-name="P14" text:outline-level="2"><text:bookmark-start text:name="__RefHeading___Toc1679_2858627334"/>Sub b 2<text:bookmark-end text:name="__RefHeading___Toc1679_2858627334"/></text:h>
      <text:p text:style-name="P5"><text:span text:style-name="T1">S</text:span><text:span text:style-name="T2">ub b 2 content</text:span></text:p>
      <text:h text:style-name="P12" text:outline-level="1"><text:bookmark-start text:name="__RefHeading___Toc1647_2858627334"/>C<text:bookmark-end text:name="__RefHeading___Toc1647_2858627334"/></text:h>
      <text:h text:style-name="P14" text:outline-level="2"><text:bookmark-start text:name="__RefHeading___Toc1675_2858627334"/>Sub c 1<text:bookmark-end text:name="__RefHeading___Toc1675_2858627334"/></text:h>
      <text:p text:style-name="P8">Sub c 1 content</text:p>
      <text:h text:style-name="P12" text:outline-level="1"><text:bookmark-start text:name="__RefHeading___Toc1645_2858627334"/>D<text:bookmark-end text:name="__RefHeading___Toc1645_2858627334"/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_20__28_user_29_" style:display-name="Header and Footer (user)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_20__28_user_29_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_20__28_user_29_" style:display-name="Heading 1 (user)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Times New Roman" fo:font-family="'Times New Roman'" style:font-style-name="Standard" style:font-family-generic="roman" style:font-pitch="variable"/>
    </style:style>
    <style:style style:name="Heading_20_2_20__28_user_29_" style:display-name="Heading 2 (user)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3_20__28_user_29_" style:display-name="Heading 3 (user)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Subtitle_20__28_user_29_" style:display-name="Subtitle (user)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Fett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Fet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1" fo:font-family="'Times New Roman'" style:font-style-name="Fett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Index">
      <style:footer>
        <text:p text:style-name="Footer"/>
      </style:footer>
    </style:master-page>
    <style:master-page style:name="Index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09:18:27.305093560</meta:creation-date>
    <meta:generator>LibreOffice/6.4.5.2$Linux_X86_64 LibreOffice_project/40$Build-2</meta:generator>
    <meta:editing-duration>P0D</meta:editing-duration>
    <meta:editing-cycles>1</meta:editing-cycles>
    <meta:document-statistic meta:table-count="0" meta:image-count="0" meta:object-count="0" meta:page-count="3" meta:paragraph-count="21" meta:word-count="68" meta:character-count="199" meta:non-whitespace-character-count="159"/>
  </office:meta>
</office:document-meta>
</file>